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07A00000078F587631D.png" manifest:media-type=""/>
  <manifest:file-entry manifest:full-path="Pictures/10000000000000B90000007CB8073C46.png" manifest:media-type=""/>
  <manifest:file-entry manifest:full-path="Pictures/10000000000000960000008C35B5A89B.png" manifest:media-type=""/>
  <manifest:file-entry manifest:full-path="Pictures/10000000000004B0000003534F7C8704.png" manifest:media-type=""/>
  <manifest:file-entry manifest:full-path="Pictures/10000000000000CC000000CCD9338F3F.png" manifest:media-type=""/>
  <manifest:file-entry manifest:full-path="Pictures/1000000000000190000001193D714CFE.png" manifest:media-type=""/>
  <manifest:file-entry manifest:full-path="Pictures/10000000000000C8000000C8F296024B.png" manifest:media-type=""/>
  <manifest:file-entry manifest:full-path="Pictures/10000000000005DC000004EECF40FB43.png" manifest:media-type=""/>
  <manifest:file-entry manifest:full-path="Pictures/100000000000011C000000B2A95F9A39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4cm" fo:min-width="0cm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1.27cm" svg:y1="3.81cm" svg:x2="25.146cm" svg:y2="3.81cm">
          <text:p/>
        </draw:line>
        <draw:frame draw:style-name="gr2" draw:text-style-name="P1" draw:layer="layout" svg:width="4.015cm" svg:height="2.261cm" svg:x="1.065cm" svg:y="6.909cm">
          <draw:image xlink:href="Pictures/100000000000011C000000B2A95F9A39.png" xlink:type="simple" xlink:show="embed" xlink:actuate="onLoad">
            <text:p/>
          </draw:image>
        </draw:frame>
        <draw:line draw:style-name="gr1" draw:text-style-name="P1" draw:layer="layout" svg:x1="2.286cm" svg:y1="4.344cm" svg:x2="2.286cm" svg:y2="6.909cm">
          <text:p/>
        </draw:line>
        <draw:line draw:style-name="gr1" draw:text-style-name="P1" draw:layer="layout" svg:x1="2.54cm" svg:y1="9.119cm" svg:x2="2.54cm" svg:y2="12.954cm">
          <text:p/>
        </draw:line>
        <draw:frame draw:style-name="gr2" draw:text-style-name="P1" draw:layer="layout" svg:width="2.701cm" svg:height="2.26cm" svg:x="4.064cm" svg:y="13.208cm">
          <draw:image xlink:href="Pictures/10000000000000960000008C35B5A89B.png" xlink:type="simple" xlink:show="embed" xlink:actuate="onLoad">
            <text:p/>
          </draw:image>
        </draw:frame>
        <draw:frame draw:style-name="gr2" draw:text-style-name="P1" draw:layer="layout" svg:width="3.302cm" svg:height="1.89cm" svg:x="0.762cm" svg:y="13.208cm">
          <draw:image xlink:href="Pictures/10000000000000B90000007CB8073C46.png" xlink:type="simple" xlink:show="embed" xlink:actuate="onLoad">
            <text:p/>
          </draw:image>
        </draw:frame>
        <draw:frame draw:style-name="gr2" draw:text-style-name="P1" draw:layer="layout" svg:width="2.54cm" svg:height="3.048cm" svg:x="16.256cm" svg:y="13.208cm">
          <draw:image xlink:href="Pictures/10000000000000CC000000CCD9338F3F.png" xlink:type="simple" xlink:show="embed" xlink:actuate="onLoad">
            <text:p/>
          </draw:image>
        </draw:frame>
        <draw:frame draw:style-name="gr2" draw:text-style-name="P1" draw:layer="layout" svg:width="3.81cm" svg:height="3.594cm" svg:x="21.082cm" svg:y="13.716cm">
          <draw:image xlink:href="Pictures/10000000000005DC000004EECF40FB43.png" xlink:type="simple" xlink:show="embed" xlink:actuate="onLoad">
            <text:p/>
          </draw:image>
        </draw:frame>
        <draw:frame draw:style-name="gr2" draw:text-style-name="P1" draw:layer="layout" svg:width="3.302cm" svg:height="2.54cm" svg:x="21.336cm" svg:y="11.176cm">
          <draw:image xlink:href="Pictures/10000000000004B0000003534F7C8704.png" xlink:type="simple" xlink:show="embed" xlink:actuate="onLoad">
            <text:p/>
          </draw:image>
        </draw:frame>
        <draw:frame draw:style-name="gr2" draw:text-style-name="P1" draw:layer="layout" svg:width="4.015cm" svg:height="2.261cm" svg:x="16.002cm" svg:y="6.977cm">
          <draw:image xlink:href="Pictures/100000000000011C000000B2A95F9A39.png" xlink:type="simple" xlink:show="embed" xlink:actuate="onLoad">
            <text:p/>
          </draw:image>
        </draw:frame>
        <draw:line draw:style-name="gr1" draw:text-style-name="P1" draw:layer="layout" svg:x1="17.526cm" svg:y1="4.318cm" svg:x2="17.526cm" svg:y2="6.883cm">
          <text:p/>
        </draw:line>
        <draw:line draw:style-name="gr1" draw:text-style-name="P1" draw:layer="layout" svg:x1="17.526cm" svg:y1="9.119cm" svg:x2="17.526cm" svg:y2="12.954cm">
          <text:p/>
        </draw:line>
        <draw:frame draw:style-name="gr2" draw:text-style-name="P1" draw:layer="layout" svg:width="3.578cm" svg:height="3.048cm" svg:x="21.06cm" svg:y="6.35cm">
          <draw:image xlink:href="Pictures/100000000000007A00000078F587631D.png" xlink:type="simple" xlink:show="embed" xlink:actuate="onLoad">
            <text:p/>
          </draw:image>
        </draw:frame>
        <draw:line draw:style-name="gr1" draw:text-style-name="P1" draw:layer="layout" svg:x1="22.86cm" svg:y1="4.293cm" svg:x2="22.86cm" svg:y2="6.858cm">
          <text:p/>
        </draw:line>
        <draw:frame draw:style-name="gr3" draw:layer="layout" svg:width="3.326cm" svg:height="0.962cm" svg:x="2.286cm" svg:y="16.002cm">
          <draw:text-box>
            <text:p>Radiology</text:p>
          </draw:text-box>
        </draw:frame>
        <draw:frame draw:style-name="gr4" draw:layer="layout" svg:width="5.08cm" svg:height="1.524cm" svg:x="15.494cm" svg:y="16.51cm">
          <draw:text-box>
            <text:p>Enhancement</text:p>
          </draw:text-box>
        </draw:frame>
        <draw:frame draw:style-name="gr3" draw:layer="layout" svg:width="4.033cm" svg:height="0.962cm" svg:x="21.367cm" svg:y="18.034cm">
          <draw:text-box>
            <text:p>Dental Chair</text:p>
          </draw:text-box>
        </draw:frame>
        <draw:frame draw:style-name="gr2" draw:text-style-name="P1" draw:layer="layout" svg:width="2.791cm" svg:height="3.023cm" svg:x="6.096cm" svg:y="6.604cm">
          <draw:image xlink:href="Pictures/10000000000000C8000000C8F296024B.png" xlink:type="simple" xlink:show="embed" xlink:actuate="onLoad">
            <text:p/>
          </draw:image>
        </draw:frame>
        <draw:frame draw:style-name="gr2" draw:text-style-name="P1" draw:layer="layout" svg:width="3.578cm" svg:height="3.048cm" svg:x="9.884cm" svg:y="6.35cm">
          <draw:image xlink:href="Pictures/100000000000007A00000078F587631D.png" xlink:type="simple" xlink:show="embed" xlink:actuate="onLoad">
            <text:p/>
          </draw:image>
        </draw:frame>
        <draw:frame draw:style-name="gr2" draw:text-style-name="P1" draw:layer="layout" svg:width="3.302cm" svg:height="2.54cm" svg:x="9.906cm" svg:y="11.176cm">
          <draw:image xlink:href="Pictures/10000000000004B0000003534F7C8704.png" xlink:type="simple" xlink:show="embed" xlink:actuate="onLoad">
            <text:p/>
          </draw:image>
        </draw:frame>
        <draw:line draw:style-name="gr1" draw:text-style-name="P1" draw:layer="layout" svg:x1="4.318cm" svg:y1="8.128cm" svg:x2="6.096cm" svg:y2="8.128cm">
          <text:p/>
        </draw:line>
        <draw:line draw:style-name="gr1" draw:text-style-name="P1" draw:layer="layout" svg:x1="11.43cm" svg:y1="4.293cm" svg:x2="11.43cm" svg:y2="6.858cm">
          <text:p/>
        </draw:line>
        <draw:frame draw:style-name="gr3" draw:layer="layout" svg:width="3.889cm" svg:height="0.962cm" svg:x="9.573cm" svg:y="14.732cm">
          <draw:text-box>
            <text:p>Registration</text:p>
          </draw:text-box>
        </draw:frame>
        <draw:frame draw:style-name="gr3" draw:layer="layout" svg:width="8.478cm" svg:height="0.962cm" svg:x="9.144cm" svg:y="2.54cm">
          <draw:text-box>
            <text:p>Local Network (192.168.5.0)</text:p>
          </draw:text-box>
        </draw:frame>
        <draw:frame draw:style-name="gr3" draw:text-style-name="P1" draw:layer="layout" svg:width="3.842cm" svg:height="1.673cm" svg:x="5.588cm" svg:y="9.652cm">
          <draw:text-box>
            <text:p text:style-name="P1">Database</text:p>
            <text:p text:style-name="P1">Web Server</text:p>
          </draw:text-box>
        </draw:frame>
        <draw:frame draw:style-name="gr2" draw:text-style-name="P1" draw:layer="layout" svg:width="2.306cm" svg:height="1.778cm" svg:x="10.414cm" svg:y="9.144cm">
          <draw:image xlink:href="Pictures/1000000000000190000001193D714CFE.png" xlink:type="simple" xlink:show="embed" xlink:actuate="onLoad">
            <text:p/>
          </draw:image>
        </draw:frame>
        <draw:frame draw:style-name="gr2" draw:text-style-name="P1" draw:layer="layout" svg:width="2.306cm" svg:height="1.778cm" svg:x="21.824cm" svg:y="9.144cm">
          <draw:image xlink:href="Pictures/1000000000000190000001193D714CFE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SimSun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SimSun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SimSun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SimSun" style:font-size-asian="44pt" style:font-style-asian="normal" style:font-weight-asian="normal" style:font-name-complex="Lucida Sans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yd Logan</meta:initial-creator>
    <meta:creation-date>2016-03-20T15:33:45.690892000</meta:creation-date>
    <dc:date>2016-03-20T16:11:26.720341000</dc:date>
    <dc:creator>Syd Logan</dc:creator>
    <meta:editing-duration>PT6M52S</meta:editing-duration>
    <meta:editing-cycles>1</meta:editing-cycles>
    <meta:document-statistic meta:object-count="50"/>
    <meta:generator>LibreOffice/4.1.2.3$MacOSX_x86 LibreOffice_project/40b2d7fde7e8d2d7bc5a449dc65df4d08a7dd38</meta:generator>
  </office:meta>
</office:document-meta>
</file>